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B4000000DD5CD2D2F29F535CDE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571cm" svg:height="4.384cm" svg:x="9.152cm" svg:y="12.945cm">
          <draw:image xlink:href="Pictures/10000000000000B4000000DD5CD2D2F29F535CDE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2T14:36:41.031355808</meta:creation-date>
    <dc:date>2018-05-12T14:36:53.794782060</dc:date>
    <meta:editing-duration>PT13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